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51cm" style:rel-column-width="16384*"/>
    </style:style>
    <style:style style:name="Tabella1.D" style:family="table-column">
      <style:table-column-properties style:column-width="4.249cm" style:rel-column-width="16383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" fo:font-size="20pt" fo:font-weight="bold" officeooo:rsid="0003ec68" officeooo:paragraph-rsid="0003ec6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6pt" fo:font-weight="normal" officeooo:rsid="0003ec68" officeooo:paragraph-rsid="0003ec68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6pt" fo:font-weight="normal" officeooo:rsid="00059f37" officeooo:paragraph-rsid="00059f37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6pt" fo:font-weight="normal" officeooo:rsid="00059f37" officeooo:paragraph-rsid="0006fbc2" style:font-size-asian="14pt" style:font-weight-asian="normal" style:font-size-complex="16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alibri" fo:font-size="16pt" fo:font-weight="normal" officeooo:rsid="00059f37" officeooo:paragraph-rsid="00059f37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6pt" fo:font-weight="normal" officeooo:rsid="00059f37" officeooo:paragraph-rsid="00059f37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6pt" fo:font-weight="normal" officeooo:rsid="00059f37" officeooo:paragraph-rsid="0006fbc2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6pt" fo:font-weight="normal" officeooo:rsid="00059f37" officeooo:paragraph-rsid="0011954d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6pt" fo:font-weight="normal" officeooo:rsid="00059f37" officeooo:paragraph-rsid="001770b9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6pt" fo:font-weight="normal" officeooo:rsid="00059f37" officeooo:paragraph-rsid="001d2daa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6pt" fo:font-weight="normal" officeooo:rsid="00059f37" officeooo:paragraph-rsid="001f1507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6pt" fo:font-weight="normal" officeooo:rsid="00059f37" officeooo:paragraph-rsid="00202a35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16pt" fo:font-weight="normal" officeooo:rsid="00059f37" officeooo:paragraph-rsid="00263a55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6pt" fo:font-weight="normal" officeooo:rsid="0011954d" officeooo:paragraph-rsid="0011954d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6pt" fo:font-weight="normal" officeooo:rsid="0014c453" officeooo:paragraph-rsid="0014c453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6pt" fo:font-weight="normal" officeooo:rsid="00152015" officeooo:paragraph-rsid="00152015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6pt" fo:font-weight="normal" officeooo:rsid="001770b9" officeooo:paragraph-rsid="001770b9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libri" fo:font-size="16pt" style:text-underline-style="none" fo:font-weight="normal" officeooo:rsid="00059f37" officeooo:paragraph-rsid="0021804e" style:font-size-asian="14pt" style:font-weight-asian="normal" style:font-size-complex="16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6pt" officeooo:rsid="001a733e" officeooo:paragraph-rsid="001a733e" style:font-size-asian="14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6pt" officeooo:rsid="001a733e" officeooo:paragraph-rsid="001d2daa" style:font-size-asian="14pt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6pt" style:font-size-asian="14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6pt" officeooo:rsid="001d2daa" officeooo:paragraph-rsid="001d2daa" style:font-size-asian="14p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6pt" officeooo:rsid="001da33e" officeooo:paragraph-rsid="001da33e" style:font-size-asian="14pt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6pt" officeooo:rsid="001f1507" officeooo:paragraph-rsid="001f1507" style:font-size-asian="14pt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6pt" officeooo:rsid="00202a35" officeooo:paragraph-rsid="00202a35" style:font-size-asian="14pt" style:font-size-complex="16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6pt" officeooo:rsid="002230d7" officeooo:paragraph-rsid="002230d7" style:font-size-asian="14pt" style:font-size-complex="16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6pt" officeooo:rsid="0024383c" officeooo:paragraph-rsid="0024383c" style:font-size-asian="14pt" style:font-size-complex="16pt"/>
    </style:style>
    <style:style style:name="T1" style:family="text">
      <style:text-properties officeooo:rsid="0006fbc2"/>
    </style:style>
    <style:style style:name="T2" style:family="text">
      <style:text-properties officeooo:rsid="000bd36b"/>
    </style:style>
    <style:style style:name="T3" style:family="text">
      <style:text-properties officeooo:rsid="0011954d"/>
    </style:style>
    <style:style style:name="T4" style:family="text">
      <style:text-properties officeooo:rsid="00125755"/>
    </style:style>
    <style:style style:name="T5" style:family="text">
      <style:text-properties officeooo:rsid="00137ee2"/>
    </style:style>
    <style:style style:name="T6" style:family="text">
      <style:text-properties officeooo:rsid="00152015"/>
    </style:style>
    <style:style style:name="T7" style:family="text">
      <style:text-properties officeooo:rsid="0015797e"/>
    </style:style>
    <style:style style:name="T8" style:family="text">
      <style:text-properties officeooo:rsid="00178f74"/>
    </style:style>
    <style:style style:name="T9" style:family="text">
      <style:text-properties officeooo:rsid="001b8925"/>
    </style:style>
    <style:style style:name="T10" style:family="text">
      <style:text-properties officeooo:rsid="001d2daa"/>
    </style:style>
    <style:style style:name="T11" style:family="text">
      <style:text-properties officeooo:rsid="001f1507"/>
    </style:style>
    <style:style style:name="T12" style:family="text">
      <style:text-properties officeooo:rsid="00202a35"/>
    </style:style>
    <style:style style:name="T13" style:family="text">
      <style:text-properties officeooo:rsid="0022e44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ione dei rischi</text:p>
      <text:p text:style-name="P2"/>
      <text:list xml:id="list1606956232" text:style-name="L1">
        <text:list-item>
          <text:p text:style-name="P5">Identificazione dei rischi</text:p>
        </text:list-item>
        <text:list-item>
          <text:p text:style-name="P5">Analisi dei rischi</text:p>
        </text:list-item>
        <text:list-item>
          <text:p text:style-name="P5">Pianificazione dei rischi</text:p>
        </text:list-item>
        <text:list-item>
          <text:p text:style-name="P5">Monitoraggio dei rischi</text:p>
        </text:list-item>
      </text:list>
      <text:p text:style-name="P3"/>
      <text:p text:style-name="P17">1.</text:p>
      <text:p text:style-name="P17"/>
      <text:p text:style-name="P3">I rischi possibili che abbiamo identificato sono di varia natura, a partire da quelli tecnologici:</text:p>
      <text:p text:style-name="P3">- Rottura delle componenti interne elettroniche dei calcolatori;</text:p>
      <text:p text:style-name="P3">- Mancanza di corrente, necessaria per digitalizzare il nostro progetto;</text:p>
      <text:p text:style-name="P3">- <text:span text:style-name="T2">Perdita e/o corruzione accidentale dei file del progetto.</text:span></text:p>
      <text:p text:style-name="P3"/>
      <text:p text:style-name="P3">In secondo luogo abbiamo i rischi relativi alle persone:</text:p>
      <text:p text:style-name="P3">- Scompensi psico-fisici tipici del videoterminalista;</text:p>
      <text:p text:style-name="P4">- <text:span text:style-name="T1">Pausa lavorativa per malattia degli sviluppatori;</text:span></text:p>
      <text:p text:style-name="P8">- <text:span text:style-name="T3">Demotivazione del team;</text:span></text:p>
      <text:p text:style-name="P8"><text:span text:style-name="T1">- Incomprensioni interne al team di sviluppo.</text:span></text:p>
      <text:p text:style-name="P4"/>
      <text:p text:style-name="P14">Dobbiamo considerare anche i rischi organizzativi:</text:p>
      <text:p text:style-name="P14">- <text:span text:style-name="T4">Carico del lavoro mal distribuito tra i componenti del team;</text:span></text:p>
      <text:p text:style-name="P14">- <text:span text:style-name="T5">Ritardo dei pagamenti dell’affitto dell’ufficio, delle bollette luce/gas e delle tasse.</text:span></text:p>
      <text:p text:style-name="P14"/>
      <text:p text:style-name="P15">Inoltre ci sono i rischi relativi ai requisiti:</text:p>
      <text:p text:style-name="P15">- Variazione in corso d’opera di una parte del progetto;</text:p>
      <text:p text:style-name="P15">- <text:span text:style-name="T6">Richieste aggiuntive da parte del cliente.</text:span></text:p>
      <text:p text:style-name="P15"/>
      <text:p text:style-name="P16">Infine abbiamo i rischi relativi alle stime:</text:p>
      <text:p text:style-name="P16">- Errata valutazione di una o più determinate attività, che richiedono più tempo/risorse di quanto preventivato;</text:p>
      <text:p text:style-name="P16">- <text:span text:style-name="T7">Aumento dei prezzi dei servizi e delle risorse che vengono utilizzati.</text:span></text:p>
      <text:p text:style-name="P16"/>
      <text:p text:style-name="P16"/>
      <text:p text:style-name="P16"/>
      <text:p text:style-name="P16"><text:soft-page-break/></text:p>
      <text:p text:style-name="P17">2. - <text:span text:style-name="T8">3.</text:span></text:p>
      <text:p text:style-name="P17"/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19">Rischi </text:p>
          </table:table-cell>
          <table:table-cell table:style-name="Tabella1.A1" office:value-type="string">
            <text:p text:style-name="P19">Probabilità</text:p>
          </table:table-cell>
          <table:table-cell table:style-name="Tabella1.A1" office:value-type="string">
            <text:p text:style-name="P20"><text:span text:style-name="T10">I</text:span>mpatto e conseguenze</text:p>
          </table:table-cell>
          <table:table-cell table:style-name="Tabella1.D1" office:value-type="string">
            <text:p text:style-name="P20"><text:span text:style-name="T9">Pianificazione delle</text:span> soluzion<text:span text:style-name="T10">i</text:span></text:p>
          </table:table-cell>
        </table:table-row>
        <table:table-row>
          <table:table-cell table:style-name="Tabella1.A2" office:value-type="string">
            <text:p text:style-name="P10">Rottura delle componenti <text:span text:style-name="T10">del calcolatore</text:span> </text:p>
          </table:table-cell>
          <table:table-cell table:style-name="Tabella1.A2" office:value-type="string">
            <text:p text:style-name="P22"><text:span text:style-name="T11">Molto b</text:span>assa</text:p>
          </table:table-cell>
          <table:table-cell table:style-name="Tabella1.A2" office:value-type="string">
            <text:p text:style-name="P23">Tollerabile/serio</text:p>
          </table:table-cell>
          <table:table-cell table:style-name="Tabella1.D2" office:value-type="string">
            <text:p text:style-name="P24">Backup, componenti di riserva</text:p>
          </table:table-cell>
        </table:table-row>
        <table:table-row>
          <table:table-cell table:style-name="Tabella1.A2" office:value-type="string">
            <text:p text:style-name="P11">Mancanza di corrente</text:p>
          </table:table-cell>
          <table:table-cell table:style-name="Tabella1.A2" office:value-type="string">
            <text:p text:style-name="P24">Bassa </text:p>
          </table:table-cell>
          <table:table-cell table:style-name="Tabella1.A2" office:value-type="string">
            <text:p text:style-name="P24">Insignificante/</text:p>
            <text:p text:style-name="P24">tollerabile</text:p>
          </table:table-cell>
          <table:table-cell table:style-name="Tabella1.D2" office:value-type="string">
            <text:p text:style-name="P24">Gruppo di continuità</text:p>
          </table:table-cell>
        </table:table-row>
        <table:table-row>
          <table:table-cell table:style-name="Tabella1.A2" office:value-type="string">
            <text:p text:style-name="P11"><text:span text:style-name="T2">Perdita e/o corruzione accidentale dei file</text:span></text:p>
          </table:table-cell>
          <table:table-cell table:style-name="Tabella1.A2" office:value-type="string">
            <text:p text:style-name="P24">Bassa</text:p>
          </table:table-cell>
          <table:table-cell table:style-name="Tabella1.A2" office:value-type="string">
            <text:p text:style-name="P24">Serio</text:p>
          </table:table-cell>
          <table:table-cell table:style-name="Tabella1.D2" office:value-type="string">
            <text:p text:style-name="P24">Backup</text:p>
          </table:table-cell>
        </table:table-row>
        <table:table-row>
          <table:table-cell table:style-name="Tabella1.A2" office:value-type="string">
            <text:p text:style-name="P12">Scompensi psico-fisici <text:span text:style-name="T12">del video-terminalista</text:span></text:p>
          </table:table-cell>
          <table:table-cell table:style-name="Tabella1.A2" office:value-type="string">
            <text:p text:style-name="P25">Modesta</text:p>
          </table:table-cell>
          <table:table-cell table:style-name="Tabella1.A2" office:value-type="string">
            <text:p text:style-name="P25">Tollerabile</text:p>
          </table:table-cell>
          <table:table-cell table:style-name="Tabella1.D2" office:value-type="string">
            <text:p text:style-name="P25">Pause frequenti, corretta postura e alimentazione</text:p>
          </table:table-cell>
        </table:table-row>
        <table:table-row>
          <table:table-cell table:style-name="Tabella1.A2" office:value-type="string">
            <text:p text:style-name="P18"><text:span text:style-name="T1">Pausa per malattia dei lavoratori</text:span></text:p>
          </table:table-cell>
          <table:table-cell table:style-name="Tabella1.A2" office:value-type="string">
            <text:p text:style-name="P26">Modesta</text:p>
          </table:table-cell>
          <table:table-cell table:style-name="Tabella1.A2" office:value-type="string">
            <text:p text:style-name="P26">Tollerabile/<text:span text:style-name="T13">Serio</text:span></text:p>
          </table:table-cell>
          <table:table-cell table:style-name="Tabella1.D2" office:value-type="string">
            <text:p text:style-name="P27">Ridistribuzione del lavoro</text:p>
          </table:table-cell>
        </table:table-row>
        <table:table-row>
          <table:table-cell table:style-name="Tabella1.A2" office:value-type="string">
            <text:p text:style-name="P13"><text:span text:style-name="T3">Demotivazione del team</text:span></text:p>
          </table:table-cell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1"/>
          </table:table-cell>
          <table:table-cell table:style-name="Tabella1.D2" office:value-type="string">
            <text:p text:style-name="P21"/>
          </table:table-cell>
        </table:table-row>
        <table:table-row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1"/>
          </table:table-cell>
          <table:table-cell table:style-name="Tabella1.D2" office:value-type="string">
            <text:p text:style-name="P21"/>
          </table:table-cell>
        </table:table-row>
        <table:table-row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1"/>
          </table:table-cell>
          <table:table-cell table:style-name="Tabella1.D2" office:value-type="string">
            <text:p text:style-name="P21"/>
          </table:table-cell>
        </table:table-row>
        <table:table-row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1"/>
          </table:table-cell>
          <table:table-cell table:style-name="Tabella1.A2" office:value-type="string">
            <text:p text:style-name="P21"/>
          </table:table-cell>
          <table:table-cell table:style-name="Tabella1.D2" office:value-type="string">
            <text:p text:style-name="P21"/>
          </table:table-cell>
        </table:table-row>
      </table:table>
      <text:p text:style-name="P9"/>
      <text:p text:style-name="P9"/>
      <text:p text:style-name="P17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54:02.207000000</meta:creation-date>
    <dc:date>2018-03-12T10:44:37.949000000</dc:date>
    <meta:editing-duration>PT1H6M19S</meta:editing-duration>
    <meta:editing-cycles>38</meta:editing-cycles>
    <meta:generator>LibreOffice/5.4.2.2$Windows_X86_64 LibreOffice_project/22b09f6418e8c2d508a9eaf86b2399209b0990f4</meta:generator>
    <meta:document-statistic meta:table-count="1" meta:image-count="0" meta:object-count="0" meta:page-count="2" meta:paragraph-count="51" meta:word-count="250" meta:character-count="1743" meta:non-whitespace-character-count="1545"/>
  </office:meta>
</office:document-meta>
</file>